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Average Run Time</text:p>
          </table:table-cell>
          <table:table-cell table:style-name="ce3" office:value-type="date" office:date-value="2018-03-02" calcext:value-type="date">
            <text:p>03/02/2018</text:p>
          </table:table-cell>
          <table:table-cell table:style-name="ce3" office:value-type="date" office:date-value="2018-03-03" calcext:value-type="date">
            <text:p>03/03/2018</text:p>
          </table:table-cell>
          <table:table-cell table:style-name="ce3" office:value-type="date" office:date-value="2018-03-04" calcext:value-type="date">
            <text:p>03/04/2018</text:p>
          </table:table-cell>
          <table:table-cell table:style-name="ce3" office:value-type="date" office:date-value="2018-03-05" calcext:value-type="date">
            <text:p>03/05/2018</text:p>
          </table:table-cell>
          <table:table-cell table:style-name="ce3" office:value-type="date" office:date-value="2018-03-06" calcext:value-type="date">
            <text:p>03/06/20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1</text:p>
          </table:table-cell>
          <table:table-cell table:style-name="ce2" table:formula="of:=AVERAGE([.C2:.G2])" office:value-type="float" office:value="15.4" calcext:value-type="float">
            <text:p>15.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2</text:p>
          </table:table-cell>
          <table:table-cell table:style-name="ce2" table:formula="of:=AVERAGE([.C3:.G3])" office:value-type="float" office:value="12.2" calcext:value-type="float">
            <text:p>12.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3</text:p>
          </table:table-cell>
          <table:table-cell table:style-name="ce2" table:formula="of:=AVERAGE([.C4:.G4])" office:value-type="float" office:value="18.2" calcext:value-type="float">
            <text:p>18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4</text:p>
          </table:table-cell>
          <table:table-cell table:style-name="ce2" table:formula="of:=AVERAGE([.C5:.G5])" office:value-type="float" office:value="14.8" calcext:value-type="float">
            <text:p>14.8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5</text:p>
          </table:table-cell>
          <table:table-cell table:style-name="ce2" table:formula="of:=AVERAGE([.C6:.G6])" office:value-type="float" office:value="8.6" calcext:value-type="float">
            <text:p>8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6</text:p>
          </table:table-cell>
          <table:table-cell table:style-name="ce2" table:formula="of:=AVERAGE([.C7:.G7])" office:value-type="float" office:value="8" calcext:value-type="float">
            <text:p>8.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7</text:p>
          </table:table-cell>
          <table:table-cell table:style-name="ce2" table:formula="of:=AVERAGE([.C8:.G8])" office:value-type="float" office:value="10.2" calcext:value-type="float">
            <text:p>10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8</text:p>
          </table:table-cell>
          <table:table-cell table:style-name="ce2" table:formula="of:=AVERAGE([.C9:.G9])" office:value-type="float" office:value="15.6" calcext:value-type="float">
            <text:p>15.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9</text:p>
          </table:table-cell>
          <table:table-cell table:style-name="ce2" table:formula="of:=AVERAGE([.C10:.G10])" office:value-type="float" office:value="5.8" calcext:value-type="float">
            <text:p>5.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est 10</text:p>
          </table:table-cell>
          <table:table-cell table:style-name="ce2" table:formula="of:=AVERAGE([.C11:.G11])" office:value-type="float" office:value="22.8" calcext:value-type="float">
            <text:p>22.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number-columns-repeated="1017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" meta:object-count="0"/>
    <meta:generator>LibreOfficeDev/6.0.5.2$Linux_X86_64 LibreOffice_project/</meta:generator>
  </office:meta>
</office:document-meta>
</file>